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5.443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0.3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map style:condition="cell-content()=&quot;i&quot;" style:apply-style-name="FF_5f_IGEN" style:base-cell-address="'Git műveletek'.D1"/>
      <style:map style:condition="cell-content()=&quot;n&quot;" style:apply-style-name="FF_5f_NEM" style:base-cell-address="'Git műveletek'.D1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=&quot;i&quot;" style:apply-style-name="FF_5f_IGEN" style:base-cell-address="'Git műveletek'.D1"/>
      <style:map style:condition="cell-content()=&quot;n&quot;" style:apply-style-name="FF_5f_NEM" style:base-cell-address="'Git műveletek'.D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i&quot;" style:apply-style-name="FF_5f_IGEN" style:base-cell-address="'Git műveletek'.D1"/>
      <style:map style:condition="cell-content()=&quot;n&quot;" style:apply-style-name="FF_5f_NEM" style:base-cell-address="'Git műveletek'.D1"/>
    </style:style>
    <style:style style:name="ce7" style:family="table-cell" style:parent-style-name="FF_5f_IGEN">
      <style:table-cell-properties fo:background-color="#99ff66" style:text-align-source="fix" style:repeat-content="false"/>
      <style:paragraph-properties fo:text-align="center" fo:margin-left="0cm"/>
      <style:map style:condition="cell-content()=&quot;i&quot;" style:apply-style-name="FF_5f_IGEN" style:base-cell-address="'Git műveletek'.D1"/>
      <style:map style:condition="cell-content()=&quot;n&quot;" style:apply-style-name="FF_5f_NEM" style:base-cell-address="'Git műveletek'.D1"/>
    </style:style>
    <style:style style:name="ce8" style:family="table-cell" style:parent-style-name="FF_5f_IGEN">
      <style:table-cell-properties fo:background-color="#ff3333" style:text-align-source="fix" style:repeat-content="false"/>
      <style:paragraph-properties fo:text-align="center" fo:margin-left="0cm"/>
      <style:map style:condition="cell-content()=&quot;i&quot;" style:apply-style-name="FF_5f_IGEN" style:base-cell-address="'Git műveletek'.D1"/>
      <style:map style:condition="cell-content()=&quot;n&quot;" style:apply-style-name="FF_5f_NEM" style:base-cell-address="'Git műveletek'.D1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cell-content()=&quot;i&quot;" style:apply-style-name="FF_5f_IGEN" style:base-cell-address="'Git műveletek'.D1"/>
      <style:map style:condition="cell-content()=&quot;n&quot;" style:apply-style-name="FF_5f_NEM" style:base-cell-address="'Git műveletek'.D1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Git művelete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1" table:number-columns-repeated="3"/>
          <table:table-cell table:style-name="ce4" office:value-type="string">
            <text:p>Sikeres I/N/x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table:style-name="ce2"/>
          <table:table-cell table:style-name="ce2" office:value-type="string">
            <text:p>Művelet</text:p>
          </table:table-cell>
          <table:table-cell table:style-name="ce2" table:number-columns-repeated="2"/>
          <table:table-cell table:style-name="ce2" office:value-type="string">
            <text:p>Kiegészítés</text:p>
          </table:table-cell>
          <table:table-cell table:style-name="ce2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5"/>
          <table:table-cell table:number-columns-repeated="5"/>
        </table:table-row>
        <table:table-row table:style-name="ro1">
          <table:table-cell table:style-name="ce3" office:value-type="date" office:date-value="2018-05-31">
            <text:p>2018-05-31</text:p>
          </table:table-cell>
          <table:table-cell office:value-type="string">
            <text:p>#Módosítás</text:p>
          </table:table-cell>
          <table:table-cell/>
          <table:table-cell table:style-name="ce6" office:value-type="string">
            <text:p>i</text:p>
          </table:table-cell>
          <table:table-cell office:value-type="string">
            <text:p>tema_sorrend.txt, stb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Módosítás</text:p>
          </table:table-cell>
          <table:table-cell/>
          <table:table-cell table:style-name="ce7" office:value-type="string">
            <text:p>i</text:p>
          </table:table-cell>
          <table:table-cell office:value-type="string">
            <text:p>.gitignor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tch</text:p>
          </table:table-cell>
          <table:table-cell office:value-type="string">
            <text:p>Git GUI</text:p>
          </table:table-cell>
          <table:table-cell table:style-name="ce7" office:value-type="string">
            <text:p>i</text:p>
          </table:table-cell>
          <table:table-cell office:value-type="string">
            <text:p>Siker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ge</text:p>
          </table:table-cell>
          <table:table-cell office:value-type="string">
            <text:p>Git GUI</text:p>
          </table:table-cell>
          <table:table-cell table:style-name="ce8" office:value-type="string">
            <text:p>N</text:p>
          </table:table-cell>
          <table:table-cell office:value-type="string">
            <text:p>NEM sikeres</text:p>
          </table:table-cell>
          <table:table-cell office:value-type="string">
            <text:p>Nincs COMMIT a módosítások után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ge Changed Files to Commit</text:p>
          </table:table-cell>
          <table:table-cell office:value-type="string">
            <text:p>Git GUI</text:p>
          </table:table-cell>
          <table:table-cell table:style-name="ce7" office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office:value-type="string">
            <text:p>Git GUI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tch</text:p>
          </table:table-cell>
          <table:table-cell office:value-type="string">
            <text:p>Git GUI</text:p>
          </table:table-cell>
          <table:table-cell table:style-name="ce7" office:value-type="string">
            <text:p>i</text:p>
          </table:table-cell>
          <table:table-cell office:value-type="string">
            <text:p>Siker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rge</text:p>
          </table:table-cell>
          <table:table-cell office:value-type="string">
            <text:p>Git GUI</text:p>
          </table:table-cell>
          <table:table-cell table:style-name="ce8" office:value-type="string">
            <text:p>N</text:p>
          </table:table-cell>
          <table:table-cell office:value-type="string">
            <text:p>NEM siker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#Módosítá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mmit</text:p>
          </table:table-cell>
          <table:table-cell office:value-type="string">
            <text:p>Git GUI</text:p>
          </table:table-cell>
          <table:table-cell office:value-type="string">
            <text:p>i</text:p>
          </table:table-cell>
          <table:table-cell table:number-columns-repeated="5"/>
        </table:table-row>
        <table:table-row table:style-name="ro2">
          <table:table-cell table:style-name="ce3" office:value-type="date" office:date-value="2018-06-01">
            <text:p>2018-06-01</text:p>
          </table:table-cell>
          <table:table-cell office:value-type="string">
            <text:p>#Nem dokumentált</text:p>
          </table:table-cell>
          <table:table-cell table:number-columns-repeated="7"/>
        </table:table-row>
        <table:table-row table:style-name="ro2">
          <table:table-cell table:style-name="ce3" office:value-type="date" office:date-value="2018-06-03">
            <text:p>2018-06-03</text:p>
          </table:table-cell>
          <table:table-cell office:value-type="string">
            <text:p>#Módosítá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table:style-name="ce10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4"/>
          <table:table-cell table:style-name="ce10"/>
          <table:table-cell table:number-columns-repeated="4"/>
        </table:table-row>
        <table:table-row table:style-name="ro2" table:number-rows-repeated="104855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émák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window</text:p>
          </table:table-cell>
          <table:table-cell office:value-type="string">
            <text:p>open</text:p>
          </table:table-cell>
          <table:table-cell office:value-type="string">
            <text:p>i</text:p>
          </table:table-cell>
          <table:table-cell table:number-columns-repeated="2"/>
        </table:table-row>
        <table:table-row table:style-name="ro2">
          <table:table-cell office:value-type="string">
            <text:p>window</text:p>
          </table:table-cell>
          <table:table-cell office:value-type="string">
            <text:p>close</text:p>
          </table:table-cell>
          <table:table-cell/>
          <table:table-cell office:value-type="string">
            <text:p>i</text:p>
          </table:table-cell>
          <table:table-cell/>
        </table:table-row>
        <table:table-row table:style-name="ro2">
          <table:table-cell office:value-type="string">
            <text:p>window</text:p>
          </table:table-cell>
          <table:table-cell office:value-type="string">
            <text:p>moveTo</text:p>
          </table:table-cell>
          <table:table-cell table:number-columns-repeated="2"/>
          <table:table-cell office:value-type="string">
            <text:p>i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t1p1</text:p>
          </table:table-cell>
          <table:table-cell/>
          <table:table-cell table:number-columns-repeated="2" office:value-type="string">
            <text:p>i</text:p>
          </table:table-cell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F_5f_IGEN" style:display-name="FF_IGEN" style:family="table-cell" style:parent-style-name="Default">
      <style:table-cell-properties fo:background-color="#99ff66"/>
    </style:style>
    <style:style style:name="FF_5f_NEM" style:display-name="FF_NEM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2018.06.03</text:date>, <text:time>19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58S</meta:editing-duration>
    <meta:editing-cycles>9</meta:editing-cycles>
    <meta:generator>OpenOffice/4.1.5$Win32 OpenOffice.org_project/415m1$Build-9789</meta:generator>
    <dc:date>2018-06-03T19:42:21.24</dc:date>
    <dc:creator>István Závorszky</dc:creator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